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mrbool.com/how-to-create-a-login-form-with-jsp/25685" text:style-name="Internet_20_link" text:visited-style-name="Visited_20_Internet_20_Link">http://mrbool.com/how-to-create-a-login-form-with-jsp/25685</text:a></text:p>
      <text:p text:style-name="Standard">http://java.candidjava.com/tutorial/Simple-login-example-using-Servlet-and-JSP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4</meta:editing-cycles>
    <meta:generator>OpenOffice/4.1.1$Win32 OpenOffice.org_project/411m6$Build-9775</meta:generator>
    <dc:date>2016-02-02T14:05:44.29</dc:date>
    <meta:document-statistic meta:table-count="0" meta:image-count="0" meta:object-count="0" meta:page-count="1" meta:paragraph-count="2" meta:word-count="2" meta:character-count="141"/>
    <meta:user-defined meta:name="Info 1"/>
    <meta:user-defined meta:name="Info 2"/>
    <meta:user-defined meta:name="Info 3"/>
    <meta:user-defined meta:name="Info 4"/>
  </office:meta>
</office:document-meta>
</file>